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086f46" officeooo:paragraph-rsid="00086f46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086f46" officeooo:paragraph-rsid="00086f46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officeooo:rsid="00086f46" officeooo:paragraph-rsid="00086f46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724fe"/>
    </style:style>
    <style:style style:name="T3" style:family="text">
      <style:text-properties officeooo:rsid="00092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<text:span text:style-name="T2">Modificar</text:span>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, personal técn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4">Gestión de incidencias <text:s/></text:p>
          </table:table-cell>
          <table:covered-table-cell/>
          <table:table-cell table:style-name="Tabla1.D4" table:number-columns-spanned="5" office:value-type="string">
            <text:p text:style-name="P25">CU-Crear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6">Debe existir una incidenci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5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1"><text:span text:style-name="T2">Modificar</text:span> una incidencia técnica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usuario indica una incidencia técnica <text:span text:style-name="T2">creada anteriormente para modificar detalles de la misma</text:span>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0">Usuario: Indica que quiere <text:span text:style-name="T2">modificar</text:span>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<text:span text:style-name="T2">qué incidencia de las anteriormente creadas quiere modificar</text:span></text:p>
          </table:table-cell>
        </table:table-row>
        <table:table-row table:style-name="Tabla4.1">
          <table:table-cell table:style-name="Tabla4.A4" office:value-type="string">
            <text:p text:style-name="P23">3</text:p>
          </table:table-cell>
          <table:table-cell table:style-name="Tabla4.B4" office:value-type="string">
            <text:p text:style-name="P10">Usuario: elig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2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<text:span text:style-name="T2">el elemento a modificar</text:span></text:p>
          </table:table-cell>
        </table:table-row>
        <table:table-row table:style-name="Tabla4.1">
          <table:table-cell table:style-name="Tabla4.A6" office:value-type="string">
            <text:p text:style-name="P23">5</text:p>
          </table:table-cell>
          <table:table-cell table:style-name="Tabla4.B6" office:value-type="string">
            <text:p text:style-name="P10">Usuario: <text:span text:style-name="T2">selecciona el elemento de la incidencia a modificar y realiza la modificación</text:span>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2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7">6</text:p>
          </table:table-cell>
          <table:table-cell table:style-name="Tabla4.D7" office:value-type="string">
            <text:p text:style-name="P10">Registra <text:span text:style-name="T2">el cambio en la incidencia técnica</text:span></text:p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3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3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8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6">1 vez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0"/>
          </table:table-cell>
        </table:table-row>
      </table:table>
      <text:p text:style-name="P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46:11.463954279</dc:date>
    <meta:editing-cycles>10</meta:editing-cycles>
    <meta:editing-duration>PT22M49S</meta:editing-duration>
    <meta:generator>LibreOffice/5.4.5.1$Linux_X86_64 LibreOffice_project/40m0$Build-1</meta:generator>
    <meta:document-statistic meta:table-count="7" meta:image-count="0" meta:object-count="0" meta:page-count="1" meta:paragraph-count="54" meta:word-count="188" meta:character-count="1276" meta:non-whitespace-character-count="1140"/>
  </office:meta>
</office:document-meta>
</file>